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OptionCharEscapeMap.containsChar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CharEscapeMap.XmlOptionCharEscap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CharEscapeMap.getEscapedString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OptionCharEscapeMap.addMappings( char ch1 , char ch2 , int 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OptionCharEscapeMap.addMapping( char ch , int m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